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fo:font-size="4pt"/>
    </style:style>
    <style:style style:name="P3" style:family="paragraph" style:parent-style-name="Text_20_body">
      <style:paragraph-properties fo:text-align="justify" style:justify-single-word="false"/>
      <style:text-properties officeooo:paragraph-rsid="00140eb4"/>
    </style:style>
    <style:style style:name="P4" style:family="paragraph" style:parent-style-name="Text_20_body" style:master-page-name="">
      <loext:graphic-properties draw:fill="none"/>
      <style:paragraph-properties fo:margin-left="3.4799in" fo:margin-right="0in" fo:margin-top="0in" fo:margin-bottom="0.1in" loext:contextual-spacing="false" fo:line-height="115%" fo:text-align="center" style:justify-single-word="false" fo:text-indent="0in" style:auto-text-indent="false" style:page-number="auto" fo:background-color="transparent"/>
    </style:style>
    <style:style style:name="P5" style:family="paragraph" style:parent-style-name="Text_20_body">
      <loext:graphic-properties draw:fill="none"/>
      <style:paragraph-properties fo:margin-left="3.4799in" fo:margin-right="0in" fo:margin-top="0in" fo:margin-bottom="0.1in" loext:contextual-spacing="false" fo:line-height="115%" fo:text-align="center" style:justify-single-word="false" fo:text-indent="0in" style:auto-text-indent="false" fo:background-color="transparent"/>
    </style:style>
    <style:style style:name="T1" style:family="text">
      <style:text-properties officeooo:rsid="00140eb4"/>
    </style:style>
    <style:style style:name="T2" style:family="text">
      <style:text-properties officeooo:rsid="00157ff8"/>
    </style:style>
    <style:style style:name="T3" style:family="text">
      <style:text-properties officeooo:rsid="0015f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hokseumawe</text:span>, <text:span text:style-name="T1">18</text:span> <text:span text:style-name="T1">September</text:span> 20<text:span text:style-name="T1">20</text:span></text:p>
      <text:p text:style-name="Text_20_body">Kepada<text:line-break/>Yth. Pimpinan<text:line-break/><text:span text:style-name="T1">Rumah Sakit Ibu dan Anak Abby</text:span><text:line-break/><text:span text:style-name="T1">Lhokseumawe</text:span></text:p>
      <text:p text:style-name="Text_20_body"/>
      <text:p text:style-name="Text_20_body">Yang bertanda tangan di bawah ini:</text:p>
      <text:p text:style-name="Text_20_body"/>
      <text:p text:style-name="Text_20_body">Nama<text:tab/><text:tab/>: D<text:span text:style-name="T1">r. Asmaul Husna</text:span><text:line-break/>Alamat<text:tab/><text:tab/>: <text:span text:style-name="T2">Blang Thoe, Mns. Beunot, Nisam, Aceh Utara</text:span><text:line-break/>Jabatan<text:tab/>: <text:span text:style-name="T1">Dokter IGD</text:span></text:p>
      <text:p text:style-name="P2"/>
      <text:p text:style-name="Text_20_body">Melalui surat ini, saya mengajukan pengunduran diri terhitung tanggal 0<text:span text:style-name="T2">1</text:span> <text:span text:style-name="T2">Oktober</text:span> 20<text:span text:style-name="T2">20</text:span>. Segala hal yang berhubungan dengan tugas dan tanggung jawab saya sebagai <text:span text:style-name="T1">dokter IGD</text:span> <text:span text:style-name="T1">RSIA Abby</text:span> akan saya laksanakan sampai masa pengunduran saya.</text:p>
      <text:p text:style-name="Text_20_body"/>
      <text:p text:style-name="P3">Saya mengucapkan terima kasih yang sebesar-besarnya kepada segenap pimpinan dan semua karyawan yang selama ini membimbing dan membantu saya dalam pekerjaan. Saya berharap dan berdoa semoga perusahaan yang <text:span text:style-name="T3">bapak</text:span> pimpin semakin maju dan berkembang, mohon maaf juga atas segala kesalahan saya selama bekerja.</text:p>
      <text:p text:style-name="Text_20_body"/>
      <text:p text:style-name="Text_20_body">Demikianlah surat pengunduran diri ini saya buat dengan penuh kesadaran atas keinginan sendiri dan tidak ada paksaan dari siapa pun.</text:p>
      <text:p text:style-name="Text_20_body"/>
      <text:p text:style-name="Text_20_body"/>
      <text:p text:style-name="P4"/>
      <text:p text:style-name="P5">Hormat saya,</text:p>
      <text:p text:style-name="P5"/>
      <text:p text:style-name="P5"/>
      <text:p text:style-name="P5"><text:s text:c="2"/><text:span text:style-name="T2">Dr. Asmaul Husna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22:07:40.876721070</meta:creation-date>
    <dc:date>2020-09-19T07:37:11.638044069</dc:date>
    <meta:editing-duration>PT24M23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9" meta:word-count="140" meta:character-count="922" meta:non-whitespace-character-count="787"/>
  </office:meta>
</office:document-meta>
</file>